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T41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Fragebogen</text:p>
      <text:p text:style-name="Standard"/>
      <text:p text:style-name="Standard"/>
      <text:p text:style-name="Standard">Angaben zur Person pls</text:p>
      <text:p text:style-name="Standard">Geschlecht, Alter,<text:s/></text:p>
      <text:p text:style-name="Standard"/>
      <text:p text:style-name="Standard"/>
      <text:p text:style-name="Standard">Ja/Nein Fragen:</text:p>
      <text:p text:style-name="Standard"/>
      <text:p text:style-name="Standard"/>
      <text:p text:style-name="Standard">Haben Sie die von Ihnen gewählte Werbung schon einmal gesehen? (Fernsehen/Internet)</text:p>
      <text:p text:style-name="Standard">Die werbung hatte einen plot.twist<text:tab/></text:p>
      <text:p text:style-name="Standard">Die Werbung zielt auf eine bestimmte Jahreszeit ab.</text:p>
      <text:p text:style-name="Standard">Die Werbung hat eine Catch Phrase</text:p>
      <text:p text:style-name="Standard">If(catchphrase) -&gt; bewertung</text:p>
      <text:p text:style-name="Standard"/>
      <text:p text:style-name="Standard"/>
      <text:p text:style-name="Standard"/>
      <text:p text:style-name="Standard"><text:tab/>JA/NEIN</text:p>
      <text:p text:style-name="Standard"/>
      <text:p text:style-name="Standard">Statements mit zutreffend/nicht zutreffend/etwas zutreffend</text:p>
      <text:p text:style-name="Standard"/>
      <text:p text:style-name="Standard"/>
      <text:p text:style-name="Standard">In der Werbung geht es hauptsächlich um das beworbene Produkt.</text:p>
      <text:p text:style-name="Standard"/>
      <text:p text:style-name="Standard">//Die Werbung versucht mich zum<text:s/>Lachen/Weinen zu bringen.</text:p>
      <text:p text:style-name="Standard">Die<text:s/>Werbung empfinde ich als (5 abstufungen fröhlich – traurig, lustig – ernst,<text:s/>altmodisch – modern, kreativ – unkreativ, liebenswert – fies, sympathisch - unsympathisch<text:s/>)</text:p>
      <text:p text:style-name="Standard">Werbung zielt auf Zielgruppe (Hundebesitzer/tierbesitzer, frauen/männer/kinder/familien/pensionisten/singles)</text:p>
      <text:p text:style-name="Standard"/>
      <text:p text:style-name="Standard">Ich sehe diese Werbung gern im Fernsehen</text:p>
      <text:p text:style-name="Standard"/>
      <text:p text:style-name="Standard">Die Werbung überzeugt mich von der Qualität des Produktes.</text:p>
      <text:p text:style-name="Standard"/>
      <text:p text:style-name="Standard">Wenn ich das nächste<text:s/>Mal einkaufen gehe, werde ich nach dem beworbenen Produkt Ausschau halten.</text:p>
      <text:p text:style-name="Standard"/>
      <text:p text:style-name="Standard"/>
      <text:p text:style-name="Standard">Ich kannte die Marke vorher schon.</text:p>
      <text:p text:style-name="Standard">If(! Vorher kannte) -&gt; Die Marke wird mir in Erinnerung bleiben.</text:p>
      <text:p text:style-name="Standard"/>
      <text:p text:style-name="Standard">Allgemeine Bewerung 1-10 sterne</text:p>
      <text:p text:style-name="Standard"/>
      <text:p text:style-name="Standard">Lebensmittel</text:p>
      <text:p text:style-name="Standard"/>
      <text:p text:style-name="Standard">EDEKA – Heimkommen</text:p>
      <text:p text:style-name="Standard">Ja natürlich</text:p>
      <text:p text:style-name="P2">Red Bull</text:p>
      <text:p text:style-name="P3">Spar</text:p>
      <text:p text:style-name="P4">Hofer</text:p>
      <text:p text:style-name="P5">Billa</text:p>
      <text:soft-page-break/>
      <text:p text:style-name="P6">Coca Cola</text:p>
      <text:p text:style-name="P7">Wodka (Eristoff)</text:p>
      <text:p text:style-name="P8">Nespresso</text:p>
      <text:p text:style-name="P9">Eduscho</text:p>
      <text:p text:style-name="P10">Mc donalds</text:p>
      <text:p text:style-name="P11">Burger king</text:p>
      <text:p text:style-name="P12">Wein</text:p>
      <text:p text:style-name="P13">Haribo</text:p>
      <text:p text:style-name="P14">Manner</text:p>
      <text:p text:style-name="P15">Milka</text:p>
      <text:p text:style-name="P16"/>
      <text:p text:style-name="P17"/>
      <text:p text:style-name="P18"/>
      <text:p text:style-name="P19">Gesundheit</text:p>
      <text:p text:style-name="P20"/>
      <text:p text:style-name="P21">Arzneimittel(Aspirin etc, Broncho stop)</text:p>
      <text:p text:style-name="Standard">Zahnbürsten</text:p>
      <text:p text:style-name="Standard">Waschmittel/Rasierer/Zahnbürsten</text:p>
      <text:p text:style-name="P22">Parfum/Deo(Axe/Giorgio Amani/Bruno banani</text:p>
      <text:p text:style-name="P23"/>
      <text:p text:style-name="Standard">Möbelstuff</text:p>
      <text:p text:style-name="Standard"/>
      <text:p text:style-name="Standard">Ikea</text:p>
      <text:p text:style-name="Standard">Möbelix</text:p>
      <text:p text:style-name="Standard">Xxxlutz</text:p>
      <text:p text:style-name="Standard">Mömax</text:p>
      <text:p text:style-name="Standard"/>
      <text:p text:style-name="Standard">Elektronik</text:p>
      <text:p text:style-name="Standard"/>
      <text:p text:style-name="P24">Saturn</text:p>
      <text:p text:style-name="P25">Media markt</text:p>
      <text:p text:style-name="P26">Apple</text:p>
      <text:p text:style-name="P27">Windows</text:p>
      <text:p text:style-name="P28">Samsung</text:p>
      <text:p text:style-name="P29"/>
      <text:p text:style-name="P30"/>
      <text:p text:style-name="P31">Internetsieten</text:p>
      <text:p text:style-name="P32"/>
      <text:p text:style-name="P33">Herold</text:p>
      <text:p text:style-name="P34">Bet at home</text:p>
      <text:p text:style-name="P35">William hill</text:p>
      <text:p text:style-name="P36">Casinos Austria</text:p>
      <text:p text:style-name="P37">Ebay</text:p>
      <text:p text:style-name="P38">Zalando</text:p>
      <text:p text:style-name="P39">Amazon</text:p>
      <text:p text:style-name="P40">ElitePartner</text:p>
      <text:p text:style-name="Standard"><text:span text:style-name="T41">Parshi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rio</dc:creator>
    <meta:creation-date>2015-12-02T15:39:00Z</meta:creation-date>
    <dc:date>2015-12-07T16:23:00Z</dc:date>
    <meta:template xlink:href="Normal" xlink:type="simple"/>
    <meta:editing-cycles>15</meta:editing-cycles>
    <meta:editing-duration>PT0S</meta:editing-duration>
    <meta:document-statistic meta:page-count="2" meta:paragraph-count="3" meta:word-count="223" meta:character-count="1630" meta:row-count="11" meta:non-whitespace-character-count="1410"/>
  </office:meta>
</office:document-meta>
</file>